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>
        <table:iteration table:status="enable"/>
      </table:calculation-settings>
      <table:table table:name="supervise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data count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formula="of:=SUM([.B4:.C4])" office:value-type="float" office:value="63" calcext:value-type="float">
            <text:p>63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1" calcext:value-type="float">
            <text:p>71</text:p>
          </table:table-cell>
          <table:table-cell table:formula="of:=SUM([.G4:.H4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" calcext:value-type="float">
            <text:p>119</text:p>
          </table:table-cell>
          <table:table-cell table:formula="of:=SUM([.B5:.C5])" office:value-type="float" office:value="132" calcext:value-type="float">
            <text:p>132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formula="of:=SUM([.G5:.H5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SUM([.B4:.B5])" office:value-type="float" office:value="48" calcext:value-type="float">
            <text:p>48</text:p>
          </table:table-cell>
          <table:table-cell table:formula="of:=SUM([.C4:.C5])" office:value-type="float" office:value="147" calcext:value-type="float">
            <text:p>147</text:p>
          </table:table-cell>
          <table:table-cell table:formula="of:=SUM([.D4:.D5])" office:value-type="float" office:value="195" calcext:value-type="float">
            <text:p>195</text:p>
          </table:table-cell>
          <table:table-cell table:number-columns-repeated="2"/>
          <table:table-cell table:formula="of:=SUM([.G4:.G5])" office:value-type="float" office:value="48" calcext:value-type="float">
            <text:p>48</text:p>
          </table:table-cell>
          <table:table-cell table:formula="of:=SUM([.H4:.H5])" office:value-type="float" office:value="147" calcext:value-type="float">
            <text:p>147</text:p>
          </table:table-cell>
          <table:table-cell table:formula="of:=SUM([.I4:.I5])" office:value-type="float" office:value="195" calcext:value-type="float">
            <text:p>19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0)</text:p>
          </table:table-cell>
          <table:table-cell table:formula="of:=[.B6]/[.D6]" office:value-type="float" office:value="0.246153846153846" calcext:value-type="float">
            <text:p>0.2461538462</text:p>
          </table:table-cell>
          <table:table-cell table:formula="of:=[.B8]*LOG(1/[.B8];2)" office:value-type="float" office:value="0.497813615514697" calcext:value-type="float">
            <text:p>0.4978136155</text:p>
          </table:table-cell>
          <table:table-cell table:number-columns-repeated="2"/>
          <table:table-cell office:value-type="string" calcext:value-type="string">
            <text:p>P(0)</text:p>
          </table:table-cell>
          <table:table-cell table:formula="of:=[.G6]/[.I6]" office:value-type="float" office:value="0.246153846153846" calcext:value-type="float">
            <text:p>0.2461538462</text:p>
          </table:table-cell>
          <table:table-cell table:formula="of:=[.G8]*LOG(1/[.G8];2)" office:value-type="float" office:value="0.497813615514697" calcext:value-type="float">
            <text:p>0.4978136155</text:p>
          </table:table-cell>
          <table:table-cell/>
        </table:table-row>
        <table:table-row table:style-name="ro1">
          <table:table-cell office:value-type="string" calcext:value-type="string">
            <text:p>P(1)</text:p>
          </table:table-cell>
          <table:table-cell table:formula="of:=[.C6]/[.D6]" office:value-type="float" office:value="0.753846153846154" calcext:value-type="float">
            <text:p>0.7538461538</text:p>
          </table:table-cell>
          <table:table-cell table:formula="of:=[.B9]*LOG(1/[.B9];2)" office:value-type="float" office:value="0.307311391949986" calcext:value-type="float">
            <text:p>0.3073113919</text:p>
          </table:table-cell>
          <table:table-cell table:number-columns-repeated="2"/>
          <table:table-cell office:value-type="string" calcext:value-type="string">
            <text:p>P(1)</text:p>
          </table:table-cell>
          <table:table-cell table:formula="of:=[.H6]/[.I6]" office:value-type="float" office:value="0.753846153846154" calcext:value-type="float">
            <text:p>0.7538461538</text:p>
          </table:table-cell>
          <table:table-cell table:formula="of:=[.G9]*LOG(1/[.G9];2)" office:value-type="float" office:value="0.307311391949986" calcext:value-type="float">
            <text:p>0.3073113919</text:p>
          </table:table-cell>
          <table:table-cell/>
        </table:table-row>
        <table:table-row table:style-name="ro1">
          <table:table-cell office:value-type="string" calcext:value-type="string">
            <text:p>H(class)</text:p>
          </table:table-cell>
          <table:table-cell table:formula="of:=SUM([.C8:.C9])" office:value-type="float" office:value="0.805125007464682" calcext:value-type="float">
            <text:p>0.8051250075</text:p>
          </table:table-cell>
          <table:table-cell table:number-columns-repeated="3"/>
          <table:table-cell office:value-type="string" calcext:value-type="string">
            <text:p>H(class)</text:p>
          </table:table-cell>
          <table:table-cell table:formula="of:=SUM([.H8:.H9])" office:value-type="float" office:value="0.805125007464682" calcext:value-type="float">
            <text:p>0.805125007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1)</text:p>
          </table:table-cell>
          <table:table-cell table:formula="of:=[.B4]/[.D4]" office:value-type="float" office:value="0.555555555555556" calcext:value-type="float">
            <text:p>0.5555555556</text:p>
          </table:table-cell>
          <table:table-cell table:formula="of:=[.B12]*LOG(1/[.B12];2)" office:value-type="float" office:value="0.471109392530528" calcext:value-type="float">
            <text:p>0.4711093925</text:p>
          </table:table-cell>
          <table:table-cell table:number-columns-repeated="2"/>
          <table:table-cell office:value-type="string" calcext:value-type="string">
            <text:p>P(class=0 | range_1)</text:p>
          </table:table-cell>
          <table:table-cell table:formula="of:=[.G4]/[.I4]" office:value-type="float" office:value="0.393162393162393" calcext:value-type="float">
            <text:p>0.3931623932</text:p>
          </table:table-cell>
          <table:table-cell table:formula="of:=[.G12]*LOG(1/[.G12];2)" office:value-type="float" office:value="0.529512197625761" calcext:value-type="float">
            <text:p>0.5295121976</text:p>
          </table:table-cell>
          <table:table-cell/>
        </table:table-row>
        <table:table-row table:style-name="ro1">
          <table:table-cell office:value-type="string" calcext:value-type="string">
            <text:p>P(class=1 | range_1)</text:p>
          </table:table-cell>
          <table:table-cell table:formula="of:=[.C4]/[.D4]" office:value-type="float" office:value="0.444444444444444" calcext:value-type="float">
            <text:p>0.4444444444</text:p>
          </table:table-cell>
          <table:table-cell table:formula="of:=[.B13]*LOG(1/[.B13];2)" office:value-type="float" office:value="0.519966667307694" calcext:value-type="float">
            <text:p>0.5199666673</text:p>
          </table:table-cell>
          <table:table-cell table:number-columns-repeated="2"/>
          <table:table-cell office:value-type="string" calcext:value-type="string">
            <text:p>P(class=1 | range_1)</text:p>
          </table:table-cell>
          <table:table-cell table:formula="of:=[.H4]/[.I4]" office:value-type="float" office:value="0.606837606837607" calcext:value-type="float">
            <text:p>0.6068376068</text:p>
          </table:table-cell>
          <table:table-cell table:formula="of:=[.G13]*LOG(1/[.G13];2)" office:value-type="float" office:value="0.437297859876832" calcext:value-type="float">
            <text:p>0.4372978599</text:p>
          </table:table-cell>
          <table:table-cell/>
        </table:table-row>
        <table:table-row table:style-name="ro1">
          <table:table-cell office:value-type="string" calcext:value-type="string">
            <text:p>H(class | range_1)</text:p>
          </table:table-cell>
          <table:table-cell table:formula="of:=SUM([.C12:.C13])" office:value-type="float" office:value="0.991076059838222" calcext:value-type="float">
            <text:p>0.9910760598</text:p>
          </table:table-cell>
          <table:table-cell table:number-columns-repeated="3"/>
          <table:table-cell office:value-type="string" calcext:value-type="string">
            <text:p>H(class | range_1)</text:p>
          </table:table-cell>
          <table:table-cell table:formula="of:=SUM([.H12:.H13])" office:value-type="float" office:value="0.966810057502593" calcext:value-type="float">
            <text:p>0.966810057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2)</text:p>
          </table:table-cell>
          <table:table-cell table:formula="of:=[.B5]/[.D5]" office:value-type="float" office:value="0.0984848484848485" calcext:value-type="float">
            <text:p>0.0984848485</text:p>
          </table:table-cell>
          <table:table-cell table:formula="of:=[.B16]*LOG(1/[.B16];2)" office:value-type="float" office:value="0.329328842544134" calcext:value-type="float">
            <text:p>0.3293288425</text:p>
          </table:table-cell>
          <table:table-cell table:number-columns-repeated="2"/>
          <table:table-cell office:value-type="string" calcext:value-type="string">
            <text:p>P(class=0 | range_2)</text:p>
          </table:table-cell>
          <table:table-cell table:formula="of:=[.G5]/[.I5]" office:value-type="float" office:value="0.0256410256410256" calcext:value-type="float">
            <text:p>0.0256410256</text:p>
          </table:table-cell>
          <table:table-cell table:formula="of:=[.G16]*LOG(1/[.G16];2)" office:value-type="float" office:value="0.135523133816981" calcext:value-type="float">
            <text:p>0.1355231338</text:p>
          </table:table-cell>
          <table:table-cell/>
        </table:table-row>
        <table:table-row table:style-name="ro1">
          <table:table-cell office:value-type="string" calcext:value-type="string">
            <text:p>P(class=1 | range_2)</text:p>
          </table:table-cell>
          <table:table-cell table:formula="of:=[.C5]/[.D5]" office:value-type="float" office:value="0.901515151515151" calcext:value-type="float">
            <text:p>0.9015151515</text:p>
          </table:table-cell>
          <table:table-cell table:formula="of:=[.B17]*LOG(1/[.B17];2)" office:value-type="float" office:value="0.13484535128796" calcext:value-type="float">
            <text:p>0.1348453513</text:p>
          </table:table-cell>
          <table:table-cell table:number-columns-repeated="2"/>
          <table:table-cell office:value-type="string" calcext:value-type="string">
            <text:p>P(class=1 | range_2)</text:p>
          </table:table-cell>
          <table:table-cell table:formula="of:=[.H5]/[.I5]" office:value-type="float" office:value="0.974358974358974" calcext:value-type="float">
            <text:p>0.9743589744</text:p>
          </table:table-cell>
          <table:table-cell table:formula="of:=[.G17]*LOG(1/[.G17];2)" office:value-type="float" office:value="0.0365138155361331" calcext:value-type="float">
            <text:p>0.0365138155</text:p>
          </table:table-cell>
          <table:table-cell/>
        </table:table-row>
        <table:table-row table:style-name="ro1">
          <table:table-cell office:value-type="string" calcext:value-type="string">
            <text:p>H(class | range_2)</text:p>
          </table:table-cell>
          <table:table-cell table:formula="of:=SUM([.C16:.C17])" office:value-type="float" office:value="0.464174193832094" calcext:value-type="float">
            <text:p>0.4641741938</text:p>
          </table:table-cell>
          <table:table-cell table:number-columns-repeated="3"/>
          <table:table-cell office:value-type="string" calcext:value-type="string">
            <text:p>H(class | range_2)</text:p>
          </table:table-cell>
          <table:table-cell table:formula="of:=SUM([.H16:.H17])" office:value-type="float" office:value="0.172036949353114" calcext:value-type="float">
            <text:p>0.172036949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(class | attripute)</text:p>
          </table:table-cell>
          <table:table-cell table:formula="of:=[.D4]/[.D6]*[.B14] + [.D5]/[.D6]*[.B18]" office:value-type="float" office:value="0.634404027464843" calcext:value-type="float">
            <text:p>0.6344040275</text:p>
          </table:table-cell>
          <table:table-cell table:number-columns-repeated="3"/>
          <table:table-cell office:value-type="string" calcext:value-type="string">
            <text:p>H(class | attripute)</text:p>
          </table:table-cell>
          <table:table-cell table:formula="of:=[.I4]/[.I6]*[.G14] + [.I5]/[.I6]*[.G18]" office:value-type="float" office:value="0.648900814242801" calcext:value-type="float">
            <text:p>0.6489008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(class, attribute)</text:p>
          </table:table-cell>
          <table:table-cell table:formula="of:=[.B10]-[.B20]" office:value-type="float" office:value="0.170720979999839" calcext:value-type="float">
            <text:p>0.17072098</text:p>
          </table:table-cell>
          <table:table-cell table:number-columns-repeated="3"/>
          <table:table-cell office:value-type="string" calcext:value-type="string">
            <text:p>I(class, attribute)</text:p>
          </table:table-cell>
          <table:table-cell table:formula="of:=[.G10]-[.G20]" office:value-type="float" office:value="0.156224193221881" calcext:value-type="float">
            <text:p>0.1562241932</text:p>
          </table:table-cell>
          <table:table-cell table:number-columns-repeated="2"/>
        </table:table-row>
      </table:table>
      <table:table table:name="unsupervised_bin_2" table:style-name="ta1"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data count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41" calcext:value-type="float">
            <text:p>141</text:p>
          </table:table-cell>
          <table:table-cell table:formula="of:=SUM([.B4:.C4])" office:value-type="float" office:value="189" calcext:value-type="float">
            <text:p>189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27" calcext:value-type="float">
            <text:p>127</text:p>
          </table:table-cell>
          <table:table-cell table:formula="of:=SUM([.G4:.H4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formula="of:=SUM([.B5:.C5])" office:value-type="float" office:value="6" calcext:value-type="float">
            <text:p>6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formula="of:=SUM([.G5:.H5])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SUM([.B4:.B5])" office:value-type="float" office:value="48" calcext:value-type="float">
            <text:p>48</text:p>
          </table:table-cell>
          <table:table-cell table:formula="of:=SUM([.C4:.C5])" office:value-type="float" office:value="147" calcext:value-type="float">
            <text:p>147</text:p>
          </table:table-cell>
          <table:table-cell table:formula="of:=SUM([.D4:.D5])" office:value-type="float" office:value="195" calcext:value-type="float">
            <text:p>195</text:p>
          </table:table-cell>
          <table:table-cell table:number-columns-repeated="2"/>
          <table:table-cell table:formula="of:=SUM([.G4:.G5])" office:value-type="float" office:value="48" calcext:value-type="float">
            <text:p>48</text:p>
          </table:table-cell>
          <table:table-cell table:formula="of:=SUM([.H4:.H5])" office:value-type="float" office:value="147" calcext:value-type="float">
            <text:p>147</text:p>
          </table:table-cell>
          <table:table-cell table:formula="of:=SUM([.I4:.I5])" office:value-type="float" office:value="195" calcext:value-type="float">
            <text:p>19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0)</text:p>
          </table:table-cell>
          <table:table-cell table:formula="of:=[.B6]/[.D6]" office:value-type="float" office:value="0.246153846153846" calcext:value-type="float">
            <text:p>0.2461538462</text:p>
          </table:table-cell>
          <table:table-cell table:formula="of:=[.B8]*LOG(1/[.B8];2)" office:value-type="float" office:value="0.497813615514697" calcext:value-type="float">
            <text:p>0.4978136155</text:p>
          </table:table-cell>
          <table:table-cell table:number-columns-repeated="2"/>
          <table:table-cell office:value-type="string" calcext:value-type="string">
            <text:p>P(0)</text:p>
          </table:table-cell>
          <table:table-cell table:formula="of:=[.G6]/[.I6]" office:value-type="float" office:value="0.246153846153846" calcext:value-type="float">
            <text:p>0.2461538462</text:p>
          </table:table-cell>
          <table:table-cell table:formula="of:=[.G8]*LOG(1/[.G8];2)" office:value-type="float" office:value="0.497813615514697" calcext:value-type="float">
            <text:p>0.4978136155</text:p>
          </table:table-cell>
          <table:table-cell/>
        </table:table-row>
        <table:table-row table:style-name="ro1">
          <table:table-cell office:value-type="string" calcext:value-type="string">
            <text:p>P(1)</text:p>
          </table:table-cell>
          <table:table-cell table:formula="of:=[.C6]/[.D6]" office:value-type="float" office:value="0.753846153846154" calcext:value-type="float">
            <text:p>0.7538461538</text:p>
          </table:table-cell>
          <table:table-cell table:formula="of:=[.B9]*LOG(1/[.B9];2)" office:value-type="float" office:value="0.307311391949986" calcext:value-type="float">
            <text:p>0.3073113919</text:p>
          </table:table-cell>
          <table:table-cell table:number-columns-repeated="2"/>
          <table:table-cell office:value-type="string" calcext:value-type="string">
            <text:p>P(1)</text:p>
          </table:table-cell>
          <table:table-cell table:formula="of:=[.H6]/[.I6]" office:value-type="float" office:value="0.753846153846154" calcext:value-type="float">
            <text:p>0.7538461538</text:p>
          </table:table-cell>
          <table:table-cell table:formula="of:=[.G9]*LOG(1/[.G9];2)" office:value-type="float" office:value="0.307311391949986" calcext:value-type="float">
            <text:p>0.3073113919</text:p>
          </table:table-cell>
          <table:table-cell/>
        </table:table-row>
        <table:table-row table:style-name="ro1">
          <table:table-cell office:value-type="string" calcext:value-type="string">
            <text:p>H(class)</text:p>
          </table:table-cell>
          <table:table-cell table:formula="of:=SUM([.C8:.C9])" office:value-type="float" office:value="0.805125007464682" calcext:value-type="float">
            <text:p>0.8051250075</text:p>
          </table:table-cell>
          <table:table-cell table:number-columns-repeated="3"/>
          <table:table-cell office:value-type="string" calcext:value-type="string">
            <text:p>H(class)</text:p>
          </table:table-cell>
          <table:table-cell table:formula="of:=SUM([.H8:.H9])" office:value-type="float" office:value="0.805125007464682" calcext:value-type="float">
            <text:p>0.805125007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1)</text:p>
          </table:table-cell>
          <table:table-cell table:formula="of:=[.B4]/[.D4]" office:value-type="float" office:value="0.253968253968254" calcext:value-type="float">
            <text:p>0.253968254</text:p>
          </table:table-cell>
          <table:table-cell table:formula="of:=[.B12]*LOG(1/[.B12];2)" office:value-type="float" office:value="0.502166329777757" calcext:value-type="float">
            <text:p>0.5021663298</text:p>
          </table:table-cell>
          <table:table-cell table:number-columns-repeated="2"/>
          <table:table-cell office:value-type="string" calcext:value-type="string">
            <text:p>P(class=0 | range_1)</text:p>
          </table:table-cell>
          <table:table-cell table:formula="of:=[.G4]/[.I4]" office:value-type="float" office:value="0.274285714285714" calcext:value-type="float">
            <text:p>0.2742857143</text:p>
          </table:table-cell>
          <table:table-cell table:formula="of:=[.G12]*LOG(1/[.G12];2)" office:value-type="float" office:value="0.51188533333335" calcext:value-type="float">
            <text:p>0.5118853333</text:p>
          </table:table-cell>
          <table:table-cell/>
        </table:table-row>
        <table:table-row table:style-name="ro1">
          <table:table-cell office:value-type="string" calcext:value-type="string">
            <text:p>P(class=1 | range_1)</text:p>
          </table:table-cell>
          <table:table-cell table:formula="of:=[.C4]/[.D4]" office:value-type="float" office:value="0.746031746031746" calcext:value-type="float">
            <text:p>0.746031746</text:p>
          </table:table-cell>
          <table:table-cell table:formula="of:=[.B13]*LOG(1/[.B13];2)" office:value-type="float" office:value="0.315340958343605" calcext:value-type="float">
            <text:p>0.3153409583</text:p>
          </table:table-cell>
          <table:table-cell table:number-columns-repeated="2"/>
          <table:table-cell office:value-type="string" calcext:value-type="string">
            <text:p>P(class=1 | range_1)</text:p>
          </table:table-cell>
          <table:table-cell table:formula="of:=[.H4]/[.I4]" office:value-type="float" office:value="0.725714285714286" calcext:value-type="float">
            <text:p>0.7257142857</text:p>
          </table:table-cell>
          <table:table-cell table:formula="of:=[.G13]*LOG(1/[.G13];2)" office:value-type="float" office:value="0.335662034186518" calcext:value-type="float">
            <text:p>0.3356620342</text:p>
          </table:table-cell>
          <table:table-cell/>
        </table:table-row>
        <table:table-row table:style-name="ro1">
          <table:table-cell office:value-type="string" calcext:value-type="string">
            <text:p>H(class | range_1)</text:p>
          </table:table-cell>
          <table:table-cell table:formula="of:=SUM([.C12:.C13])" office:value-type="float" office:value="0.817507288121362" calcext:value-type="float">
            <text:p>0.8175072881</text:p>
          </table:table-cell>
          <table:table-cell table:number-columns-repeated="3"/>
          <table:table-cell office:value-type="string" calcext:value-type="string">
            <text:p>H(class | range_1)</text:p>
          </table:table-cell>
          <table:table-cell table:formula="of:=SUM([.H12:.H13])" office:value-type="float" office:value="0.847547367519869" calcext:value-type="float">
            <text:p>0.847547367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2)</text:p>
          </table:table-cell>
          <table:table-cell table:formula="of:=[.B5]/[.D5]" office:value-type="float" office:value="0" calcext:value-type="float">
            <text:p>0</text:p>
          </table:table-cell>
          <table:table-cell table:formula="of:=IF([.B16] = 0; 0; [.B16]*LOG(1/[.B16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0 | range_2)</text:p>
          </table:table-cell>
          <table:table-cell table:formula="of:=[.G5]/[.I5]" office:value-type="float" office:value="0" calcext:value-type="float">
            <text:p>0</text:p>
          </table:table-cell>
          <table:table-cell table:formula="of:=IF([.G16] = 0; 0; [.G16]*LOG(1/[.G16]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(class=1 | range_2)</text:p>
          </table:table-cell>
          <table:table-cell table:formula="of:=[.C5]/[.D5]" office:value-type="float" office:value="1" calcext:value-type="float">
            <text:p>1</text:p>
          </table:table-cell>
          <table:table-cell table:formula="of:=[.B17]*LOG(1/[.B17]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1 | range_2)</text:p>
          </table:table-cell>
          <table:table-cell table:formula="of:=[.H5]/[.I5]" office:value-type="float" office:value="1" calcext:value-type="float">
            <text:p>1</text:p>
          </table:table-cell>
          <table:table-cell table:formula="of:=IF([.G17] = 0; 0; [.G17]*LOG(1/[.G17]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(class | range_2)</text:p>
          </table:table-cell>
          <table:table-cell table:formula="of:=SUM([.C16:.C17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(class | range_2)</text:p>
          </table:table-cell>
          <table:table-cell table:formula="of:=SUM([.H16:.H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(class | attripute)</text:p>
          </table:table-cell>
          <table:table-cell table:formula="of:=[.D4]/[.D6]*[.B14] + [.D5]/[.D6]*[.B18]" office:value-type="float" office:value="0.792353217717627" calcext:value-type="float">
            <text:p>0.7923532177</text:p>
          </table:table-cell>
          <table:table-cell table:number-columns-repeated="3"/>
          <table:table-cell office:value-type="string" calcext:value-type="string">
            <text:p>H(class | attripute)</text:p>
          </table:table-cell>
          <table:table-cell table:formula="of:=[.I4]/[.I6]*[.G14] + [.I5]/[.I6]*[.G18]" office:value-type="float" office:value="0.760619432389626" calcext:value-type="float">
            <text:p>0.7606194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(class, attribute)</text:p>
          </table:table-cell>
          <table:table-cell table:formula="of:=[.B10]-[.B20]" office:value-type="float" office:value="0.0127717897470546" calcext:value-type="float">
            <text:p>0.0127717897</text:p>
          </table:table-cell>
          <table:table-cell table:number-columns-repeated="3"/>
          <table:table-cell office:value-type="string" calcext:value-type="string">
            <text:p>I(class, attribute)</text:p>
          </table:table-cell>
          <table:table-cell table:formula="of:=[.G10]-[.G20]" office:value-type="float" office:value="0.0445055750750564" calcext:value-type="float">
            <text:p>0.0445055751</text:p>
          </table:table-cell>
          <table:table-cell table:number-columns-repeated="2"/>
        </table:table-row>
      </table:table>
      <table:table table:name="unsupervized_bin_3" table:style-name="ta1"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data count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34" calcext:value-type="float">
            <text:p>134</text:p>
          </table:table-cell>
          <table:table-cell table:formula="of:=SUM([.B4:.C4])" office:value-type="float" office:value="182" calcext:value-type="float">
            <text:p>182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06" calcext:value-type="float">
            <text:p>106</text:p>
          </table:table-cell>
          <table:table-cell table:formula="of:=SUM([.G4:.H4]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B5:.C5])" office:value-type="float" office:value="9" calcext:value-type="float">
            <text:p>9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formula="of:=SUM([.G5:.H5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B6:.C6])" office:value-type="float" office:value="4" calcext:value-type="float">
            <text:p>4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formula="of:=SUM([.G6:.H6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SUM([.B4:.B6])" office:value-type="float" office:value="48" calcext:value-type="float">
            <text:p>48</text:p>
          </table:table-cell>
          <table:table-cell table:formula="of:=SUM([.C4:.C6])" office:value-type="float" office:value="147" calcext:value-type="float">
            <text:p>147</text:p>
          </table:table-cell>
          <table:table-cell table:formula="of:=SUM([.D4:.D6])" office:value-type="float" office:value="195" calcext:value-type="float">
            <text:p>195</text:p>
          </table:table-cell>
          <table:table-cell table:number-columns-repeated="2"/>
          <table:table-cell table:formula="of:=SUM([.G4:.G6])" office:value-type="float" office:value="48" calcext:value-type="float">
            <text:p>48</text:p>
          </table:table-cell>
          <table:table-cell table:formula="of:=SUM([.H4:.H6])" office:value-type="float" office:value="147" calcext:value-type="float">
            <text:p>147</text:p>
          </table:table-cell>
          <table:table-cell table:formula="of:=SUM([.I4:.I6])" office:value-type="float" office:value="195" calcext:value-type="float">
            <text:p>19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0)</text:p>
          </table:table-cell>
          <table:table-cell table:formula="of:=[.B7]/[.$D$7]" office:value-type="float" office:value="0.246153846153846" calcext:value-type="float">
            <text:p>0.2461538462</text:p>
          </table:table-cell>
          <table:table-cell table:formula="of:=IF([.B9] = 0; 0; [.B9]*LOG(1/[.B9];2))" office:value-type="float" office:value="0.497813615514697" calcext:value-type="float">
            <text:p>0.4978136155</text:p>
          </table:table-cell>
          <table:table-cell table:number-columns-repeated="2"/>
          <table:table-cell office:value-type="string" calcext:value-type="string">
            <text:p>P(0)</text:p>
          </table:table-cell>
          <table:table-cell table:formula="of:=[.G7]/[.I7]" office:value-type="float" office:value="0.246153846153846" calcext:value-type="float">
            <text:p>0.2461538462</text:p>
          </table:table-cell>
          <table:table-cell table:formula="of:=IF([.G9] = 0; 0; [.G9]*LOG(1/[.G9];2))" office:value-type="float" office:value="0.497813615514697" calcext:value-type="float">
            <text:p>0.4978136155</text:p>
          </table:table-cell>
          <table:table-cell/>
        </table:table-row>
        <table:table-row table:style-name="ro1">
          <table:table-cell office:value-type="string" calcext:value-type="string">
            <text:p>P(1)</text:p>
          </table:table-cell>
          <table:table-cell table:formula="of:=[.C7]/[.$D$7]" office:value-type="float" office:value="0.753846153846154" calcext:value-type="float">
            <text:p>0.7538461538</text:p>
          </table:table-cell>
          <table:table-cell table:formula="of:=IF([.B10] = 0; 0; [.B10]*LOG(1/[.B10];2))" office:value-type="float" office:value="0.307311391949986" calcext:value-type="float">
            <text:p>0.3073113919</text:p>
          </table:table-cell>
          <table:table-cell table:number-columns-repeated="2"/>
          <table:table-cell office:value-type="string" calcext:value-type="string">
            <text:p>P(1)</text:p>
          </table:table-cell>
          <table:table-cell table:formula="of:=[.H7]/[.I7]" office:value-type="float" office:value="0.753846153846154" calcext:value-type="float">
            <text:p>0.7538461538</text:p>
          </table:table-cell>
          <table:table-cell table:formula="of:=IF([.G10] = 0; 0; [.G10]*LOG(1/[.G10];2))" office:value-type="float" office:value="0.307311391949986" calcext:value-type="float">
            <text:p>0.3073113919</text:p>
          </table:table-cell>
          <table:table-cell/>
        </table:table-row>
        <table:table-row table:style-name="ro1">
          <table:table-cell office:value-type="string" calcext:value-type="string">
            <text:p>H(class)</text:p>
          </table:table-cell>
          <table:table-cell table:formula="of:=SUM([.C9:.C10])" office:value-type="float" office:value="0.805125007464682" calcext:value-type="float">
            <text:p>0.8051250075</text:p>
          </table:table-cell>
          <table:table-cell table:number-columns-repeated="3"/>
          <table:table-cell office:value-type="string" calcext:value-type="string">
            <text:p>H(class)</text:p>
          </table:table-cell>
          <table:table-cell table:formula="of:=SUM([.H9:.H10])" office:value-type="float" office:value="0.805125007464682" calcext:value-type="float">
            <text:p>0.805125007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1)</text:p>
          </table:table-cell>
          <table:table-cell table:formula="of:=[.B4]/[.$D$4]" office:value-type="float" office:value="0.263736263736264" calcext:value-type="float">
            <text:p>0.2637362637</text:p>
          </table:table-cell>
          <table:table-cell table:formula="of:=IF([.B13] = 0; 0; [.B13]*LOG(1/[.B13];2))" office:value-type="float" office:value="0.507120564257813" calcext:value-type="float">
            <text:p>0.5071205643</text:p>
          </table:table-cell>
          <table:table-cell table:number-columns-repeated="2"/>
          <table:table-cell office:value-type="string" calcext:value-type="string">
            <text:p>P(class=0 | range_1)</text:p>
          </table:table-cell>
          <table:table-cell table:formula="of:=[.G4]/[.I4]" office:value-type="float" office:value="0.30718954248366" calcext:value-type="float">
            <text:p>0.3071895425</text:p>
          </table:table-cell>
          <table:table-cell table:formula="of:=IF([.G13] = 0; 0; [.G13]*LOG(1/[.G13];2))" office:value-type="float" office:value="0.52308204299154" calcext:value-type="float">
            <text:p>0.523082043</text:p>
          </table:table-cell>
          <table:table-cell/>
        </table:table-row>
        <table:table-row table:style-name="ro1">
          <table:table-cell office:value-type="string" calcext:value-type="string">
            <text:p>P(class=1 | range_1)</text:p>
          </table:table-cell>
          <table:table-cell table:formula="of:=[.C4]/[.$D$4]" office:value-type="float" office:value="0.736263736263736" calcext:value-type="float">
            <text:p>0.7362637363</text:p>
          </table:table-cell>
          <table:table-cell table:formula="of:=IF([.B14] = 0; 0; [.B14]*LOG(1/[.B14];2))" office:value-type="float" office:value="0.325211704754306" calcext:value-type="float">
            <text:p>0.3252117048</text:p>
          </table:table-cell>
          <table:table-cell table:number-columns-repeated="2"/>
          <table:table-cell office:value-type="string" calcext:value-type="string">
            <text:p>P(class=1 | range_1)</text:p>
          </table:table-cell>
          <table:table-cell table:formula="of:=[.H4]/[.I4]" office:value-type="float" office:value="0.69281045751634" calcext:value-type="float">
            <text:p>0.6928104575</text:p>
          </table:table-cell>
          <table:table-cell table:formula="of:=IF([.G14] = 0; 0; [.G14]*LOG(1/[.G14];2))" office:value-type="float" office:value="0.366820543409947" calcext:value-type="float">
            <text:p>0.3668205434</text:p>
          </table:table-cell>
          <table:table-cell/>
        </table:table-row>
        <table:table-row table:style-name="ro1">
          <table:table-cell office:value-type="string" calcext:value-type="string">
            <text:p>H(class | range_1)</text:p>
          </table:table-cell>
          <table:table-cell table:formula="of:=SUM([.C13:.C14])" office:value-type="float" office:value="0.832332269012119" calcext:value-type="float">
            <text:p>0.832332269</text:p>
          </table:table-cell>
          <table:table-cell table:number-columns-repeated="3"/>
          <table:table-cell office:value-type="string" calcext:value-type="string">
            <text:p>H(class | range_1)</text:p>
          </table:table-cell>
          <table:table-cell table:formula="of:=SUM([.H13:.H14])" office:value-type="float" office:value="0.889902586401488" calcext:value-type="float">
            <text:p>0.889902586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2)</text:p>
          </table:table-cell>
          <table:table-cell table:formula="of:=[.B5]/[.D5]" office:value-type="float" office:value="0" calcext:value-type="float">
            <text:p>0</text:p>
          </table:table-cell>
          <table:table-cell table:formula="of:=IF([.B17] = 0; 0; [.B17]*LOG(1/[.B17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0 | range_2)</text:p>
          </table:table-cell>
          <table:table-cell table:formula="of:=[.G5]/[.I5]" office:value-type="float" office:value="0.0277777777777778" calcext:value-type="float">
            <text:p>0.0277777778</text:p>
          </table:table-cell>
          <table:table-cell table:formula="of:=IF([.G17] = 0; 0; [.G17]*LOG(1/[.G17];2))" office:value-type="float" office:value="0.143609027817842" calcext:value-type="float">
            <text:p>0.1436090278</text:p>
          </table:table-cell>
          <table:table-cell/>
        </table:table-row>
        <table:table-row table:style-name="ro1">
          <table:table-cell office:value-type="string" calcext:value-type="string">
            <text:p>P(class=1 | range_2)</text:p>
          </table:table-cell>
          <table:table-cell table:formula="of:=[.C5]/[.D5]" office:value-type="float" office:value="1" calcext:value-type="float">
            <text:p>1</text:p>
          </table:table-cell>
          <table:table-cell table:formula="of:=IF([.B18] = 0; 0; [.B18]*LOG(1/[.B18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1 | range_2)</text:p>
          </table:table-cell>
          <table:table-cell table:formula="of:=[.H5]/[.I5]" office:value-type="float" office:value="0.972222222222222" calcext:value-type="float">
            <text:p>0.9722222222</text:p>
          </table:table-cell>
          <table:table-cell table:formula="of:=IF([.G18] = 0; 0; [.G18]*LOG(1/[.G18];2))" office:value-type="float" office:value="0.0395130404835309" calcext:value-type="float">
            <text:p>0.0395130405</text:p>
          </table:table-cell>
          <table:table-cell/>
        </table:table-row>
        <table:table-row table:style-name="ro1">
          <table:table-cell office:value-type="string" calcext:value-type="string">
            <text:p>H(class | range_2)</text:p>
          </table:table-cell>
          <table:table-cell table:formula="of:=SUM([.C17:.C1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(class | range_2)</text:p>
          </table:table-cell>
          <table:table-cell table:formula="of:=SUM([.H17:.H18])" office:value-type="float" office:value="0.183122068301373" calcext:value-type="float">
            <text:p>0.183122068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2)</text:p>
          </table:table-cell>
          <table:table-cell table:formula="of:=[.B6]/[.D6]" office:value-type="float" office:value="0" calcext:value-type="float">
            <text:p>0</text:p>
          </table:table-cell>
          <table:table-cell table:formula="of:=IF([.B21] = 0; 0; [.B21]*LOG(1/[.B21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0 | range_2)</text:p>
          </table:table-cell>
          <table:table-cell table:formula="of:=[.G6]/[.I6]" office:value-type="float" office:value="0" calcext:value-type="float">
            <text:p>0</text:p>
          </table:table-cell>
          <table:table-cell table:formula="of:=IF([.G21] = 0; 0; [.G21]*LOG(1/[.G21]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(class=1 | range_2)</text:p>
          </table:table-cell>
          <table:table-cell table:formula="of:=[.C6]/[.D6]" office:value-type="float" office:value="1" calcext:value-type="float">
            <text:p>1</text:p>
          </table:table-cell>
          <table:table-cell table:formula="of:=IF([.B22] = 0; 0; [.B22]*LOG(1/[.B22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1 | range_2)</text:p>
          </table:table-cell>
          <table:table-cell table:formula="of:=[.H6]/[.I6]" office:value-type="float" office:value="1" calcext:value-type="float">
            <text:p>1</text:p>
          </table:table-cell>
          <table:table-cell table:formula="of:=IF([.G22] = 0; 0; [.G22]*LOG(1/[.G22]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(class | range_2)</text:p>
          </table:table-cell>
          <table:table-cell table:formula="of:=SUM([.C21:.C22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(class | range_2)</text:p>
          </table:table-cell>
          <table:table-cell table:formula="of:=SUM([.H21:.H22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(class | attripute)</text:p>
          </table:table-cell>
          <table:table-cell table:formula="of:=[.D4]/[.D7]*[.B15]+[.D5]/[.D7]*[.B19]+[.D6]/[.D7]*[.B23]" office:value-type="float" office:value="0.776843451077978" calcext:value-type="float">
            <text:p>0.7768434511</text:p>
          </table:table-cell>
          <table:table-cell table:number-columns-repeated="3"/>
          <table:table-cell office:value-type="string" calcext:value-type="string">
            <text:p>H(class | attripute)</text:p>
          </table:table-cell>
          <table:table-cell table:formula="of:=[.I4]/[.I7]*[.G15]+[.I5]/[.I7]*[.G19]+[.I6]/[.I7]*[.G23]" office:value-type="float" office:value="0.732038411170652" calcext:value-type="float">
            <text:p>0.7320384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(class, attribute)</text:p>
          </table:table-cell>
          <table:table-cell table:formula="of:=[.B11]-[.B26]" office:value-type="float" office:value="0.028281556386704" calcext:value-type="float">
            <text:p>0.0282815564</text:p>
          </table:table-cell>
          <table:table-cell table:number-columns-repeated="3"/>
          <table:table-cell office:value-type="string" calcext:value-type="string">
            <text:p>I(class, attribute)</text:p>
          </table:table-cell>
          <table:table-cell table:formula="of:=[.G11]-[.G26]" office:value-type="float" office:value="0.0730865962940304" calcext:value-type="float">
            <text:p>0.0730865963</text:p>
          </table:table-cell>
          <table:table-cell table:number-columns-repeated="2"/>
        </table:table-row>
      </table:table>
      <table:table table:name="unsupervized_bin_5" table:style-name="ta1"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data count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2" calcext:value-type="float">
            <text:p>122</text:p>
          </table:table-cell>
          <table:table-cell table:formula="of:=SUM([.B4:.C4])" office:value-type="float" office:value="168" calcext:value-type="float">
            <text:p>168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5" calcext:value-type="float">
            <text:p>75</text:p>
          </table:table-cell>
          <table:table-cell table:formula="of:=SUM([.G4:.H4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formula="of:=SUM([.B5:.C5])" office:value-type="float" office:value="17" calcext:value-type="float">
            <text:p>17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formula="of:=SUM([.G5:.H5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formula="of:=SUM([.B6:.C6])" office:value-type="float" office:value="6" calcext:value-type="float">
            <text:p>6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formula="of:=SUM([.G6:.H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B7:.C7])" office:value-type="float" office:value="1" calcext:value-type="float">
            <text:p>1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formula="of:=SUM([.G7:.H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itter_DD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B8:.C8])" office:value-type="float" office:value="3" calcext:value-type="float">
            <text:p>3</text:p>
          </table:table-cell>
          <table:table-cell/>
          <table:table-cell office:value-type="string" calcext:value-type="string">
            <text:p>Shimmer_DD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G8:.H8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SUM([.B4:.B8])" office:value-type="float" office:value="48" calcext:value-type="float">
            <text:p>48</text:p>
          </table:table-cell>
          <table:table-cell table:formula="of:=SUM([.C4:.C8])" office:value-type="float" office:value="147" calcext:value-type="float">
            <text:p>147</text:p>
          </table:table-cell>
          <table:table-cell table:formula="of:=SUM([.D4:.D8])" office:value-type="float" office:value="195" calcext:value-type="float">
            <text:p>195</text:p>
          </table:table-cell>
          <table:table-cell table:number-columns-repeated="2"/>
          <table:table-cell table:formula="of:=SUM([.G4:.G8])" office:value-type="float" office:value="48" calcext:value-type="float">
            <text:p>48</text:p>
          </table:table-cell>
          <table:table-cell table:formula="of:=SUM([.H4:.H8])" office:value-type="float" office:value="147" calcext:value-type="float">
            <text:p>147</text:p>
          </table:table-cell>
          <table:table-cell table:formula="of:=SUM([.I4:.I8])" office:value-type="float" office:value="195" calcext:value-type="float">
            <text:p>19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0)</text:p>
          </table:table-cell>
          <table:table-cell table:formula="of:=[.B9]/[.$D$9]" office:value-type="float" office:value="0.246153846153846" calcext:value-type="float">
            <text:p>0.2461538462</text:p>
          </table:table-cell>
          <table:table-cell table:formula="of:=IF([.B11] = 0; 0; [.B11]*LOG(1/[.B11];2))" office:value-type="float" office:value="0.497813615514697" calcext:value-type="float">
            <text:p>0.4978136155</text:p>
          </table:table-cell>
          <table:table-cell table:number-columns-repeated="2"/>
          <table:table-cell office:value-type="string" calcext:value-type="string">
            <text:p>P(0)</text:p>
          </table:table-cell>
          <table:table-cell table:formula="of:=[.G9]/[.I9]" office:value-type="float" office:value="0.246153846153846" calcext:value-type="float">
            <text:p>0.2461538462</text:p>
          </table:table-cell>
          <table:table-cell table:formula="of:=IF([.G11] = 0; 0; [.G11]*LOG(1/[.G11];2))" office:value-type="float" office:value="0.497813615514697" calcext:value-type="float">
            <text:p>0.4978136155</text:p>
          </table:table-cell>
          <table:table-cell/>
        </table:table-row>
        <table:table-row table:style-name="ro1">
          <table:table-cell office:value-type="string" calcext:value-type="string">
            <text:p>P(1)</text:p>
          </table:table-cell>
          <table:table-cell table:formula="of:=[.C9]/[.$D$9]" office:value-type="float" office:value="0.753846153846154" calcext:value-type="float">
            <text:p>0.7538461538</text:p>
          </table:table-cell>
          <table:table-cell table:formula="of:=IF([.B12] = 0; 0; [.B12]*LOG(1/[.B12];2))" office:value-type="float" office:value="0.307311391949986" calcext:value-type="float">
            <text:p>0.3073113919</text:p>
          </table:table-cell>
          <table:table-cell table:number-columns-repeated="2"/>
          <table:table-cell office:value-type="string" calcext:value-type="string">
            <text:p>P(1)</text:p>
          </table:table-cell>
          <table:table-cell table:formula="of:=[.H9]/[.I9]" office:value-type="float" office:value="0.753846153846154" calcext:value-type="float">
            <text:p>0.7538461538</text:p>
          </table:table-cell>
          <table:table-cell table:formula="of:=IF([.G12] = 0; 0; [.G12]*LOG(1/[.G12];2))" office:value-type="float" office:value="0.307311391949986" calcext:value-type="float">
            <text:p>0.3073113919</text:p>
          </table:table-cell>
          <table:table-cell/>
        </table:table-row>
        <table:table-row table:style-name="ro1">
          <table:table-cell office:value-type="string" calcext:value-type="string">
            <text:p>H(class)</text:p>
          </table:table-cell>
          <table:table-cell table:formula="of:=SUM([.C11:.C12])" office:value-type="float" office:value="0.805125007464682" calcext:value-type="float">
            <text:p>0.8051250075</text:p>
          </table:table-cell>
          <table:table-cell table:number-columns-repeated="3"/>
          <table:table-cell office:value-type="string" calcext:value-type="string">
            <text:p>H(class)</text:p>
          </table:table-cell>
          <table:table-cell table:formula="of:=SUM([.H11:.H12])" office:value-type="float" office:value="0.805125007464682" calcext:value-type="float">
            <text:p>0.805125007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1)</text:p>
          </table:table-cell>
          <table:table-cell table:formula="of:=[.B4]/[.D4]" office:value-type="float" office:value="0.273809523809524" calcext:value-type="float">
            <text:p>0.2738095238</text:p>
          </table:table-cell>
          <table:table-cell table:formula="of:=IF([.B15] = 0; 0; [.B15]*LOG(1/[.B15];2))" office:value-type="float" office:value="0.511683044459526" calcext:value-type="float">
            <text:p>0.5116830445</text:p>
          </table:table-cell>
          <table:table-cell table:number-columns-repeated="2"/>
          <table:table-cell office:value-type="string" calcext:value-type="string">
            <text:p>P(class=0 | range_1)</text:p>
          </table:table-cell>
          <table:table-cell table:formula="of:=[.G4]/[.I4]" office:value-type="float" office:value="0.380165289256198" calcext:value-type="float">
            <text:p>0.3801652893</text:p>
          </table:table-cell>
          <table:table-cell table:formula="of:=IF([.G15] = 0; 0; [.G15]*LOG(1/[.G15];2))" office:value-type="float" office:value="0.530445115173626" calcext:value-type="float">
            <text:p>0.5304451152</text:p>
          </table:table-cell>
          <table:table-cell/>
        </table:table-row>
        <table:table-row table:style-name="ro1">
          <table:table-cell office:value-type="string" calcext:value-type="string">
            <text:p>P(class=1 | range_1)</text:p>
          </table:table-cell>
          <table:table-cell table:formula="of:=[.C4]/[.D4]" office:value-type="float" office:value="0.726190476190476" calcext:value-type="float">
            <text:p>0.7261904762</text:p>
          </table:table-cell>
          <table:table-cell table:formula="of:=IF([.B16] = 0; 0; [.B16]*LOG(1/[.B16];2))" office:value-type="float" office:value="0.335195061882956" calcext:value-type="float">
            <text:p>0.3351950619</text:p>
          </table:table-cell>
          <table:table-cell table:number-columns-repeated="2"/>
          <table:table-cell office:value-type="string" calcext:value-type="string">
            <text:p>P(class=1 | range_1)</text:p>
          </table:table-cell>
          <table:table-cell table:formula="of:=[.H4]/[.I4]" office:value-type="float" office:value="0.619834710743802" calcext:value-type="float">
            <text:p>0.6198347107</text:p>
          </table:table-cell>
          <table:table-cell table:formula="of:=IF([.G16] = 0; 0; [.G16]*LOG(1/[.G16];2))" office:value-type="float" office:value="0.427713562052922" calcext:value-type="float">
            <text:p>0.4277135621</text:p>
          </table:table-cell>
          <table:table-cell/>
        </table:table-row>
        <table:table-row table:style-name="ro1">
          <table:table-cell office:value-type="string" calcext:value-type="string">
            <text:p>H(class | range_1)</text:p>
          </table:table-cell>
          <table:table-cell table:formula="of:=SUM([.C15:.C16])" office:value-type="float" office:value="0.846878106342482" calcext:value-type="float">
            <text:p>0.8468781063</text:p>
          </table:table-cell>
          <table:table-cell table:number-columns-repeated="3"/>
          <table:table-cell office:value-type="string" calcext:value-type="string">
            <text:p>H(class | range_1)</text:p>
          </table:table-cell>
          <table:table-cell table:formula="of:=SUM([.H15:.H16])" office:value-type="float" office:value="0.958158677226548" calcext:value-type="float">
            <text:p>0.958158677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2)</text:p>
          </table:table-cell>
          <table:table-cell table:formula="of:=[.B5]/[.D5]" office:value-type="float" office:value="0.117647058823529" calcext:value-type="float">
            <text:p>0.1176470588</text:p>
          </table:table-cell>
          <table:table-cell table:formula="of:=IF([.B19] = 0; 0; [.B19]*LOG(1/[.B19];2))" office:value-type="float" office:value="0.36323092250004" calcext:value-type="float">
            <text:p>0.3632309225</text:p>
          </table:table-cell>
          <table:table-cell table:number-columns-repeated="2"/>
          <table:table-cell office:value-type="string" calcext:value-type="string">
            <text:p>P(class=0 | range_2)</text:p>
          </table:table-cell>
          <table:table-cell table:formula="of:=[.G5]/[.I5]" office:value-type="float" office:value="0.0465116279069768" calcext:value-type="float">
            <text:p>0.0465116279</text:p>
          </table:table-cell>
          <table:table-cell table:formula="of:=IF([.G19] = 0; 0; [.G19]*LOG(1/[.G19];2))" office:value-type="float" office:value="0.20587277928847" calcext:value-type="float">
            <text:p>0.2058727793</text:p>
          </table:table-cell>
          <table:table-cell/>
        </table:table-row>
        <table:table-row table:style-name="ro1">
          <table:table-cell office:value-type="string" calcext:value-type="string">
            <text:p>P(class=1 | range_2)</text:p>
          </table:table-cell>
          <table:table-cell table:formula="of:=[.C5]/[.D5]" office:value-type="float" office:value="0.882352941176471" calcext:value-type="float">
            <text:p>0.8823529412</text:p>
          </table:table-cell>
          <table:table-cell table:formula="of:=IF([.B20] = 0; 0; [.B20]*LOG(1/[.B20];2))" office:value-type="float" office:value="0.159328452036901" calcext:value-type="float">
            <text:p>0.159328452</text:p>
          </table:table-cell>
          <table:table-cell table:number-columns-repeated="2"/>
          <table:table-cell office:value-type="string" calcext:value-type="string">
            <text:p>P(class=1 | range_2)</text:p>
          </table:table-cell>
          <table:table-cell table:formula="of:=[.H5]/[.I5]" office:value-type="float" office:value="0.953488372093023" calcext:value-type="float">
            <text:p>0.9534883721</text:p>
          </table:table-cell>
          <table:table-cell table:formula="of:=IF([.G20] = 0; 0; [.G20]*LOG(1/[.G20];2))" office:value-type="float" office:value="0.0655168082196416" calcext:value-type="float">
            <text:p>0.0655168082</text:p>
          </table:table-cell>
          <table:table-cell/>
        </table:table-row>
        <table:table-row table:style-name="ro1">
          <table:table-cell office:value-type="string" calcext:value-type="string">
            <text:p>H(class | range_2)</text:p>
          </table:table-cell>
          <table:table-cell table:formula="of:=SUM([.C19:.C20])" office:value-type="float" office:value="0.522559374536941" calcext:value-type="float">
            <text:p>0.5225593745</text:p>
          </table:table-cell>
          <table:table-cell table:number-columns-repeated="3"/>
          <table:table-cell office:value-type="string" calcext:value-type="string">
            <text:p>H(class | range_2)</text:p>
          </table:table-cell>
          <table:table-cell table:formula="of:=SUM([.H19:.H20])" office:value-type="float" office:value="0.271389587508111" calcext:value-type="float">
            <text:p>0.271389587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3)</text:p>
          </table:table-cell>
          <table:table-cell table:formula="of:=[.B6]/[.D6]" office:value-type="float" office:value="0" calcext:value-type="float">
            <text:p>0</text:p>
          </table:table-cell>
          <table:table-cell table:formula="of:=IF([.B23] = 0; 0; [.B23]*LOG(1/[.B23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0 | range_3)</text:p>
          </table:table-cell>
          <table:table-cell table:formula="of:=[.G6]/[.I6]" office:value-type="float" office:value="0" calcext:value-type="float">
            <text:p>0</text:p>
          </table:table-cell>
          <table:table-cell table:formula="of:=IF([.G23] = 0; 0; [.G23]*LOG(1/[.G23]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(class=1 | range_3)</text:p>
          </table:table-cell>
          <table:table-cell table:formula="of:=[.C6]/[.D6]" office:value-type="float" office:value="1" calcext:value-type="float">
            <text:p>1</text:p>
          </table:table-cell>
          <table:table-cell table:formula="of:=IF([.B24] = 0; 0; [.B24]*LOG(1/[.B24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1 | range_3)</text:p>
          </table:table-cell>
          <table:table-cell table:formula="of:=[.H6]/[.I6]" office:value-type="float" office:value="1" calcext:value-type="float">
            <text:p>1</text:p>
          </table:table-cell>
          <table:table-cell table:formula="of:=IF([.G24] = 0; 0; [.G24]*LOG(1/[.G24]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(class | range_3)</text:p>
          </table:table-cell>
          <table:table-cell table:formula="of:=SUM([.C23:.C24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(class | range_3)</text:p>
          </table:table-cell>
          <table:table-cell table:formula="of:=SUM([.H23:.H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4)</text:p>
          </table:table-cell>
          <table:table-cell table:formula="of:=[.B7]/[.D7]" office:value-type="float" office:value="0" calcext:value-type="float">
            <text:p>0</text:p>
          </table:table-cell>
          <table:table-cell table:formula="of:=IF([.B27] = 0; 0; [.B27]*LOG(1/[.B27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0 | range_4)</text:p>
          </table:table-cell>
          <table:table-cell table:formula="of:=[.G7]/[.I7]" office:value-type="float" office:value="0" calcext:value-type="float">
            <text:p>0</text:p>
          </table:table-cell>
          <table:table-cell table:formula="of:=IF([.G27] = 0; 0; [.G27]*LOG(1/[.G27]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(class=1 | range_4)</text:p>
          </table:table-cell>
          <table:table-cell table:formula="of:=[.C7]/[.D7]" office:value-type="float" office:value="1" calcext:value-type="float">
            <text:p>1</text:p>
          </table:table-cell>
          <table:table-cell table:formula="of:=IF([.B28] = 0; 0; [.B28]*LOG(1/[.B28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1 | range_4)</text:p>
          </table:table-cell>
          <table:table-cell table:formula="of:=[.H7]/[.I7]" office:value-type="float" office:value="1" calcext:value-type="float">
            <text:p>1</text:p>
          </table:table-cell>
          <table:table-cell table:formula="of:=IF([.G28] = 0; 0; [.G28]*LOG(1/[.G28]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(class | range_4)</text:p>
          </table:table-cell>
          <table:table-cell table:formula="of:=SUM([.C27:.C2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(class | range_4)</text:p>
          </table:table-cell>
          <table:table-cell table:formula="of:=SUM([.H27:.H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(class=0 | range_5)</text:p>
          </table:table-cell>
          <table:table-cell table:formula="of:=[.B8]/[.D8]" office:value-type="float" office:value="0" calcext:value-type="float">
            <text:p>0</text:p>
          </table:table-cell>
          <table:table-cell table:formula="of:=IF([.B31] = 0; 0; [.B31]*LOG(1/[.B31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0 | range_5)</text:p>
          </table:table-cell>
          <table:table-cell table:formula="of:=[.G8]/[.I8]" office:value-type="float" office:value="0" calcext:value-type="float">
            <text:p>0</text:p>
          </table:table-cell>
          <table:table-cell table:formula="of:=IF([.G31] = 0; 0; [.G31]*LOG(1/[.G31]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(class=1 | range_5)</text:p>
          </table:table-cell>
          <table:table-cell table:formula="of:=[.C8]/[.D8]" office:value-type="float" office:value="1" calcext:value-type="float">
            <text:p>1</text:p>
          </table:table-cell>
          <table:table-cell table:formula="of:=IF([.B32] = 0; 0; [.B32]*LOG(1/[.B32]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class=1 | range_5)</text:p>
          </table:table-cell>
          <table:table-cell table:formula="of:=[.H8]/[.I8]" office:value-type="float" office:value="1" calcext:value-type="float">
            <text:p>1</text:p>
          </table:table-cell>
          <table:table-cell table:formula="of:=IF([.G32] = 0; 0; [.G32]*LOG(1/[.G32]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(class | range_5)</text:p>
          </table:table-cell>
          <table:table-cell table:formula="of:=SUM([.C31:.C32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(class | range_5)</text:p>
          </table:table-cell>
          <table:table-cell table:formula="of:=SUM([.H31:.H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(class | attripute)</text:p>
          </table:table-cell>
          <table:table-cell table:formula="of:=[.D4]/[.D9]*[.B17]+[.D5]/[.D9]*[.B21]+[.D7]/[.D9]*[.B29]+[.D8]/[.D9]*[.B33]" office:value-type="float" office:value="0.775174519141872" calcext:value-type="float">
            <text:p>0.7751745191</text:p>
          </table:table-cell>
          <table:table-cell table:number-columns-repeated="3"/>
          <table:table-cell office:value-type="string" calcext:value-type="string">
            <text:p>H(class | attripute)</text:p>
          </table:table-cell>
          <table:table-cell table:formula="of:=[.I4]/[.I9]*[.G17]+[.I5]/[.I9]*[.G21]+[.I7]/[.I9]*[.G29]+[.I8]/[.I9]*[.G33]" office:value-type="float" office:value="0.654394626703903" calcext:value-type="float">
            <text:p>0.6543946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(class, attribute)</text:p>
          </table:table-cell>
          <table:table-cell table:formula="of:=[.B13]-[.B35]" office:value-type="float" office:value="0.0299504883228101" calcext:value-type="float">
            <text:p>0.0299504883</text:p>
          </table:table-cell>
          <table:table-cell table:number-columns-repeated="3"/>
          <table:table-cell office:value-type="string" calcext:value-type="string">
            <text:p>I(class, attribute)</text:p>
          </table:table-cell>
          <table:table-cell table:formula="of:=[.G13]-[.G35]" office:value-type="float" office:value="0.150730380760779" calcext:value-type="float">
            <text:p>0.15073038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8:26:32.465080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9:28:12.721732527</meta:creation-date>
    <dc:date>2016-10-18T21:25:05.880881191</dc:date>
    <meta:editing-duration>PT1H58M37S</meta:editing-duration>
    <meta:editing-cycles>21</meta:editing-cycles>
    <meta:generator>LibreOffice/5.1.4.2$Linux_X86_64 LibreOffice_project/10m0$Build-2</meta:generator>
    <meta:document-statistic meta:table-count="4" meta:cell-count="432" meta:object-count="0"/>
  </office:meta>
</office:document-meta>
</file>